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2602in"/>
    </style:style>
    <style:style style:name="co8" style:family="table-column">
      <style:table-column-properties fo:break-before="auto" style:column-width="0.6465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1.3646in"/>
    </style:style>
    <style:style style:name="co11" style:family="table-column">
      <style:table-column-properties fo:break-before="auto" style:column-width="0.3457in"/>
    </style:style>
    <style:style style:name="co12" style:family="table-column">
      <style:table-column-properties fo:break-before="auto" style:column-width="0.5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unts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mg id</text:p>
          </table:table-cell>
          <table:table-cell office:value-type="string" calcext:value-type="string">
            <text:p>dt_i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dt_i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Ca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atch</text:p>
          </table:table-cell>
          <table:table-cell/>
          <table:table-cell office:value-type="string" calcext:value-type="string">
            <text:p>Dog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Lo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og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atch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Dog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atch</text:p>
          </table:table-cell>
          <table:table-cell/>
          <table:table-cell office:value-type="string" calcext:value-type="string">
            <text:p>Dog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atch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og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atch</text:p>
          </table:table-cell>
          <table:table-cell/>
          <table:table-cell office:value-type="string" calcext:value-type="string">
            <text:p>Dog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Loc</text:p>
          </table:table-cell>
          <table:table-cell/>
          <table:table-cell office:value-type="string" calcext:value-type="string">
            <text:p>Dog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atch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Dog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Bkg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Bkg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og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atch</text:p>
          </table:table-cell>
          <table:table-cell/>
          <table:table-cell office:value-type="string" calcext:value-type="string">
            <text:p>Dog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Cls</text:p>
          </table:table-cell>
          <table:table-cell/>
          <table:table-cell office:value-type="string" calcext:value-type="string">
            <text:p>Dog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atch</text:p>
          </table:table-cell>
          <table:table-cell/>
          <table:table-cell office:value-type="string" calcext:value-type="string">
            <text:p>Person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Cl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DC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Dog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atch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IOU score of dt_id_8 is higher than dt_id_9 but it was assigned to DC because of the lower score.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atch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</table:table>
      <table:table table:name="manuall_count" table:style-name="ta1">
        <table:shapes>
          <draw:frame draw:z-index="0" draw:style-name="gr1" draw:text-style-name="P1" svg:width="6.2988in" svg:height="3.5429in" svg:x="0.1965in" svg:y="2.7059in">
            <draw:object draw:notify-on-update-of-ranges="manuall_count.J3:manuall_count.J12 manuall_count.K3:manuall_count.K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7272in" svg:y="2.6429in">
            <draw:object draw:notify-on-update-of-ranges="manuall_count.O2:manuall_count.O2 manuall_count.O3:manuall_count.O12 manuall_count.P2:manuall_count.P2 manuall_count.P3:manuall_count.P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8.0925in" svg:y="0.2169in">
            <draw:object draw:notify-on-update-of-ranges="manuall_count.T2:manuall_count.T2 manuall_count.T3:manuall_count.T11 manuall_count.U2:manuall_count.U2 manuall_count.U3:manuall_count.U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table:number-columns-repeated="6"/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dog</text:p>
          </table:table-cell>
          <table:table-cell table:number-columns-repeated="4"/>
          <table:table-cell office:value-type="string" calcext:value-type="string">
            <text:p>pers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t_i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um_TP</text:p>
          </table:table-cell>
          <table:table-cell office:value-type="string" calcext:value-type="string">
            <text:p>num_all_gt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um_TP</text:p>
          </table:table-cell>
          <table:table-cell office:value-type="string" calcext:value-type="string">
            <text:p>num_all_gt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um_TP</text:p>
          </table:table-cell>
          <table:table-cell office:value-type="string" calcext:value-type="string">
            <text:p>num_all_gt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atch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er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atch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Dog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.285714285714286" calcext:value-type="float">
            <text:p>0.28571428571428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.166666666666667" calcext:value-type="float">
            <text:p>0.16666666666666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atch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Dog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.428571428571429" calcext:value-type="float">
            <text:p>0.4285714285714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.333333333333333" calcext:value-type="float">
            <text:p>0.33333333333333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DC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Do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428571428571429" calcext:value-type="float">
            <text:p>0.428571428571429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333333333333333" calcext:value-type="float">
            <text:p>0.333333333333333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atch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Do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571428571428571" calcext:value-type="float">
            <text:p>0.571428571428571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atch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og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14285714285714" calcext:value-type="float">
            <text:p>0.714285714285714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666666666666667" calcext:value-type="float">
            <text:p>0.666666666666667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Bkg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erso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.714285714285714" calcext:value-type="float">
            <text:p>0.71428571428571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Bkg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og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14285714285714" calcext:value-type="float">
            <text:p>0.714285714285714</text:p>
          </table:table-cell>
          <table:table-cell office:value-type="float" office:value="0.625" calcext:value-type="float">
            <text:p>0.6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.666666666666667" calcext:value-type="float">
            <text:p>0.6666666666666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Cl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s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14285714285714" calcext:value-type="float">
            <text:p>0.714285714285714</text:p>
          </table:table-cell>
          <table:table-cell office:value-type="float" office:value="0.555555555555556" calcext:value-type="float">
            <text:p>0.55555555555555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Lo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og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14285714285714" calcext:value-type="float">
            <text:p>0.714285714285714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666666666666667" calcext:value-type="float">
            <text:p>0.666666666666667</text:p>
          </table:table-cell>
          <table:table-cell office:value-type="float" office:value="0.571428571428571" calcext:value-type="float">
            <text:p>0.571428571428571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counts.G2:counts.K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8T20:56:48.517680792</dc:date>
    <meta:editing-duration>PT13M31S</meta:editing-duration>
    <meta:editing-cycles>6</meta:editing-cycles>
    <meta:generator>LibreOffice/6.4.7.2$Linux_X86_64 LibreOffice_project/40$Build-2</meta:generator>
    <meta:document-statistic meta:table-count="2" meta:cell-count="25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cm" svg:y="0.316cm" chart:style-name="ch2">
          <text:p>PR curve all</text:p>
        </chart:title>
        <chart:legend chart:legend-position="end" svg:x="13.148cm" svg:y="4.201cm" style:legend-expansion="high" chart:style-name="ch3"/>
        <chart:plot-area chart:style-name="ch4" table:cell-range-address="manuall_count.J3:manuall_count.K12" svg:x="0.32cm" svg:y="1.275cm" svg:width="12.508cm" svg:height="7.545cm">
          <chartooo:coordinate-region svg:x="1.047cm" svg:y="1.475cm" svg:width="11.542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anuall_count.K3:manuall_count.K12" chart:class="chart:scatter">
            <chart:domain table:cell-range-address="manuall_count.J3:manuall_count.J12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2857142857143">
                <text:p>0.142857142857143</text:p>
                <draw:g>
                  <svg:desc>manuall_count.J3:manuall_count.J12</svg:desc>
                </draw:g>
              </table:table-cell>
              <table:table-cell office:value-type="float" office:value="1">
                <text:p>1</text:p>
                <draw:g>
                  <svg:desc>manuall_count.K3:manuall_count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67cm" svg:y="0.316cm" chart:style-name="ch2">
          <text:p>PR curve dog</text:p>
        </chart:title>
        <chart:legend chart:legend-position="end" svg:x="13.227cm" svg:y="4.201cm" style:legend-expansion="high" chart:style-name="ch3"/>
        <chart:plot-area chart:style-name="ch4" table:cell-range-address="manuall_count.O2:manuall_count.P12" chart:data-source-has-labels="row" svg:x="0.32cm" svg:y="1.275cm" svg:width="12.587cm" svg:height="7.545cm">
          <chartooo:coordinate-region svg:x="1.047cm" svg:y="1.475cm" svg:width="11.62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anuall_count.P3:manuall_count.P12" chart:label-cell-address="manuall_count.P2:manuall_count.P2" chart:class="chart:scatter">
            <chart:domain table:cell-range-address="manuall_count.O3:manuall_count.O12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Precision</text:p>
                <draw:g>
                  <svg:desc>manuall_count.P2:manuall_count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manuall_count.O3:manuall_count.O12</svg:desc>
                </draw:g>
              </table:table-cell>
              <table:table-cell office:value-type="float" office:value="NaN">
                <text:p>NaN</text:p>
                <draw:g>
                  <svg:desc>manuall_count.P3:manuall_count.P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71428571428571">
                <text:p>0.5714285714285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23cm" svg:y="0.316cm" chart:style-name="ch2">
          <text:p>PR curve Person</text:p>
        </chart:title>
        <chart:legend chart:legend-position="end" svg:x="13.227cm" svg:y="4.201cm" style:legend-expansion="high" chart:style-name="ch3"/>
        <chart:plot-area chart:style-name="ch4" table:cell-range-address="manuall_count.T2:manuall_count.U11" chart:data-source-has-labels="row" svg:x="0.32cm" svg:y="1.275cm" svg:width="12.587cm" svg:height="7.545cm">
          <chartooo:coordinate-region svg:x="1.047cm" svg:y="1.475cm" svg:width="11.766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anuall_count.U3:manuall_count.U11" chart:label-cell-address="manuall_count.U2:manuall_count.U2" chart:class="chart:scatter">
            <chart:domain table:cell-range-address="manuall_count.T3:manuall_count.T11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Precision</text:p>
                <draw:g>
                  <svg:desc>manuall_count.U2:manuall_count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uall_count.T3:manuall_count.T11</svg:desc>
                </draw:g>
              </table:table-cell>
              <table:table-cell office:value-type="float" office:value="1">
                <text:p>1</text:p>
                <draw:g>
                  <svg:desc>manuall_count.U3:manuall_count.U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